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hitney" svg:font-family="Whitney, 'Helvetica Neue', Helvetica, Arial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inherit" fo:font-size="12pt" fo:letter-spacing="normal" fo:font-style="normal" fo:font-weight="normal"/>
    </style:style>
    <style:style style:name="T1" style:family="text">
      <style:text-properties fo:font-variant="normal" fo:text-transform="none" fo:color="#dcddde" style:font-name="Whitney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 Conversion(n) : </text:p>
      <text:p text:style-name="P1"><text:s text:c="2"/>if n &lt; 10 : <text:s text:c="2"/></text:p>
      <text:p text:style-name="P1"><text:s text:c="4"/>return "00"+str(n) </text:p>
      <text:p text:style-name="P1">elif n &lt; 100 :</text:p>
      <text:p text:style-name="P1"><text:s text:c="4"/>return "0"+str(n) </text:p>
      <text:p text:style-name="P1">else : </text:p>
      <text:p text:style-name="P1"><text:s text:c="4"/>return str(n)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hitney" svg:font-family="Whitney, 'Helvetica Neue', Helvetica, Arial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05T19:06:25.38</meta:creation-date>
    <meta:document-statistic meta:table-count="0" meta:image-count="0" meta:object-count="0" meta:page-count="1" meta:paragraph-count="8" meta:word-count="21" meta:character-count="120"/>
    <dc:date>2019-12-05T19:11:45.89</dc:date>
    <meta:editing-duration>PT5M21S</meta:editing-duration>
    <meta:editing-cycles>1</meta:editing-cycles>
    <meta:generator>OpenOffice/4.1.6$Win32 OpenOffice.org_project/416m1$Build-9790</meta:generator>
  </office:meta>
</office:document-meta>
</file>